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dcfc" officeooo:paragraph-rsid="0001dcfc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1dcfc" officeooo:paragraph-rsid="0001dcfc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01dcfc" officeooo:paragraph-rsid="0001dcfc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05b046" officeooo:paragraph-rsid="0005b046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03159b" officeooo:paragraph-rsid="0003159b" style:font-weight-asian="normal" style:font-weight-complex="normal"/>
    </style:style>
    <style:style style:name="P6" style:family="paragraph" style:parent-style-name="Standard" style:list-style-name="L1">
      <style:text-properties officeooo:rsid="0001dcfc" officeooo:paragraph-rsid="0001dcfc"/>
    </style:style>
    <style:style style:name="P7" style:family="paragraph" style:parent-style-name="Standard" style:list-style-name="L1">
      <style:text-properties officeooo:rsid="0003159b" officeooo:paragraph-rsid="0003159b"/>
    </style:style>
    <style:style style:name="P8" style:family="paragraph" style:parent-style-name="Standard" style:list-style-name="L1">
      <style:text-properties officeooo:rsid="0003159b" officeooo:paragraph-rsid="00043ab0"/>
    </style:style>
    <style:style style:name="P9" style:family="paragraph" style:parent-style-name="Standard" style:list-style-name="L1">
      <style:text-properties officeooo:rsid="00095d05" officeooo:paragraph-rsid="00095d05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43ab0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e Questions</text:p>
      <text:p text:style-name="P1"/>
      <text:list xml:id="list1192700002887857746" text:style-name="L1">
        <text:list-item>
          <text:p text:style-name="P3">Take two numbers input from the user and print greater number on screen </text:p>
          <text:list>
            <text:list-item>
              <text:p text:style-name="P4">Example 1:</text:p>
              <text:list>
                <text:list-item>
                  <text:p text:style-name="P4">Enter a number 10</text:p>
                </text:list-item>
                <text:list-item>
                  <text:p text:style-name="P4">Enter a number 11</text:p>
                </text:list-item>
                <text:list-item>
                  <text:p text:style-name="P4">ouput be like “11 is greater than 10”</text:p>
                </text:list-item>
              </text:list>
            </text:list-item>
            <text:list-item>
              <text:p text:style-name="P4">Example 2:</text:p>
              <text:list>
                <text:list-item>
                  <text:p text:style-name="P4">Enter a number 22</text:p>
                </text:list-item>
                <text:list-item>
                  <text:p text:style-name="P4">Enter a number 111</text:p>
                </text:list-item>
                <text:list-item>
                  <text:p text:style-name="P4">Ouput be like “111 is greater than 22”</text:p>
                </text:list-item>
              </text:list>
            </text:list-item>
          </text:list>
        </text:list-item>
        <text:list-item>
          <text:p text:style-name="P3">Take input number from the user and print output as follows</text:p>
          <text:list>
            <text:list-item>
              <text:p text:style-name="P3">Example 1:</text:p>
              <text:list>
                <text:list-item>
                  <text:p text:style-name="P3">input :- 10</text:p>
                </text:list-item>
                <text:list-item>
                  <text:p text:style-name="P3">Output :- “Your given number is even”</text:p>
                </text:list-item>
              </text:list>
            </text:list-item>
            <text:list-item>
              <text:p text:style-name="P3">Example 2:</text:p>
              <text:list>
                <text:list-item>
                  <text:p text:style-name="P3">input :- 233</text:p>
                </text:list-item>
                <text:list-item>
                  <text:p text:style-name="P3">Output :- “Your given is odd”</text:p>
                </text:list-item>
              </text:list>
            </text:list-item>
          </text:list>
        </text:list-item>
        <text:list-item>
          <text:p text:style-name="P3">Take two numbers from input and check whether given numbers or equal or not?</text:p>
          <text:list>
            <text:list-item>
              <text:p text:style-name="P3">Example 1:</text:p>
              <text:list>
                <text:list-item>
                  <text:p text:style-name="P6"><text:span text:style-name="T1">Enter 1</text:span><text:span text:style-name="T3">st</text:span><text:span text:style-name="T1"> number <text:s/>10</text:span></text:p>
                </text:list-item>
                <text:list-item>
                  <text:p text:style-name="P6"><text:span text:style-name="T1">Enter 2</text:span><text:span text:style-name="T3">nd</text:span><text:span text:style-name="T1"> number 11</text:span></text:p>
                </text:list-item>
                <text:list-item>
                  <text:p text:style-name="P3">Output be like “Not Equal”</text:p>
                </text:list-item>
              </text:list>
            </text:list-item>
            <text:list-item>
              <text:p text:style-name="P3">Example 2:</text:p>
              <text:list>
                <text:list-item>
                  <text:p text:style-name="P6"><text:span text:style-name="T1">Enter 1</text:span><text:span text:style-name="T3">st</text:span><text:span text:style-name="T1"> number 10</text:span></text:p>
                </text:list-item>
                <text:list-item>
                  <text:p text:style-name="P6"><text:span text:style-name="T1">Enter 2</text:span><text:span text:style-name="T3">nd</text:span><text:span text:style-name="T1"> number 10</text:span></text:p>
                </text:list-item>
                <text:list-item>
                  <text:p text:style-name="P3">Output be like “Equal”</text:p>
                </text:list-item>
              </text:list>
            </text:list-item>
          </text:list>
        </text:list-item>
        <text:list-item>
          <text:p text:style-name="P3">Take input from user and check that given number is in between 1 to 100 or not</text:p>
          <text:list>
            <text:list-item>
              <text:p text:style-name="P3">Example 1:</text:p>
              <text:list>
                <text:list-item>
                  <text:p text:style-name="P3">Enter a number 87</text:p>
                </text:list-item>
                <text:list-item>
                  <text:p text:style-name="P3">Output be like “Given input is between 1 to 100”</text:p>
                </text:list-item>
              </text:list>
            </text:list-item>
            <text:list-item>
              <text:p text:style-name="P3">Example 2:</text:p>
              <text:list>
                <text:list-item>
                  <text:p text:style-name="P3">Enter number 187</text:p>
                </text:list-item>
                <text:list-item>
                  <text:p text:style-name="P3">Output be like “Sorry given number not fall between in 1 -100”</text:p>
                </text:list-item>
              </text:list>
            </text:list-item>
          </text:list>
        </text:list-item>
        <text:list-item>
          <text:p text:style-name="P5">Take input from user and check whether given number is even number or not and given number should be fall between 1 to 50.</text:p>
          <text:list>
            <text:list-item>
              <text:p text:style-name="P5">Example 1 :</text:p>
              <text:list>
                <text:list-item>
                  <text:p text:style-name="P5">Enter a number 12</text:p>
                </text:list-item>
                <text:list-item>
                  <text:p text:style-name="P5">Output be like “Given number is even and it is fall between 1-50”</text:p>
                </text:list-item>
              </text:list>
            </text:list-item>
            <text:list-item>
              <text:p text:style-name="P5">Example 2:</text:p>
              <text:list>
                <text:list-item>
                  <text:p text:style-name="P5">Enter a number 21</text:p>
                </text:list-item>
                <text:list-item>
                  <text:p text:style-name="P5">Output be like “Given number is not even and it is fall between 1-50”</text:p>
                </text:list-item>
              </text:list>
            </text:list-item>
            <text:list-item>
              <text:p text:style-name="P5">Example 3:</text:p>
              <text:list>
                <text:list-item>
                  <text:p text:style-name="P5">Enter a number 56</text:p>
                </text:list-item>
                <text:list-item>
                  <text:p text:style-name="P5">Output be like “Given number is even and not fall between 1-50”</text:p>
                </text:list-item>
              </text:list>
            </text:list-item>
            <text:list-item>
              <text:p text:style-name="P5">Example 4:</text:p>
              <text:list>
                <text:list-item>
                  <text:p text:style-name="P5">Enter a number 57</text:p>
                </text:list-item>
                <text:list-item>
                  <text:p text:style-name="P5">Output be like “Given number is not even and not fall between 1-50”</text:p>
                </text:list-item>
              </text:list>
            </text:list-item>
          </text:list>
        </text:list-item>
        <text:list-item>
          <text:p text:style-name="P5"><text:soft-page-break/>Take input from user and check whether the given number’s last two digits sum is even or not.</text:p>
          <text:list>
            <text:list-item>
              <text:p text:style-name="P5">Example 1:</text:p>
              <text:list>
                <text:list-item>
                  <text:p text:style-name="P5">Enter a number 23234 </text:p>
                </text:list-item>
                <text:list-item>
                  <text:p text:style-name="P7"><text:span text:style-name="T1">Output be like “</text:span><text:span text:style-name="T2">Sum of last two digits is not even</text:span><text:span text:style-name="T1">”</text:span></text:p>
                </text:list-item>
              </text:list>
            </text:list-item>
            <text:list-item>
              <text:p text:style-name="P5">Example 2:</text:p>
              <text:list>
                <text:list-item>
                  <text:p text:style-name="P7"><text:span text:style-name="T1">Enter a number 23232</text:span><text:span text:style-name="T2">2</text:span></text:p>
                </text:list-item>
                <text:list-item>
                  <text:p text:style-name="P8"><text:span text:style-name="T1">Output be like “</text:span><text:span text:style-name="T2">Sum of last two digits is not even</text:span><text:span text:style-name="T1">”</text:span></text:p>
                </text:list-item>
              </text:list>
            </text:list-item>
          </text:list>
        </text:list-item>
        <text:list-item>
          <text:p text:style-name="P9"><text:span text:style-name="T1">Ask Student marks in Maths and print his/her grade on screen</text:span></text:p>
          <text:list>
            <text:list-item>
              <text:p text:style-name="P9"><text:span text:style-name="T1">If user got marks between 75-100 print grade as “A”</text:span></text:p>
            </text:list-item>
            <text:list-item>
              <text:p text:style-name="P9"><text:span text:style-name="T1">If user got marks between 60-74 print grade as “B”</text:span></text:p>
            </text:list-item>
            <text:list-item>
              <text:p text:style-name="P9"><text:span text:style-name="T1">If user got marks between 40-59 print grade as “C”</text:span></text:p>
            </text:list-item>
            <text:list-item>
              <text:p text:style-name="P9"><text:span text:style-name="T1">If user got marks between 35-39 print grade as “E”</text:span></text:p>
            </text:list-item>
            <text:list-item>
              <text:p text:style-name="P9"><text:span text:style-name="T1">If user got marks between 0-34 print grade as “F”</text:span></text:p>
            </text:list-item>
            <text:list-item>
              <text:p text:style-name="P9"><text:span text:style-name="T1">Example 1:</text:span></text:p>
              <text:list>
                <text:list-item>
                  <text:p text:style-name="P9"><text:span text:style-name="T1">Enter your maths marks 99</text:span></text:p>
                </text:list-item>
                <text:list-item>
                  <text:p text:style-name="P9"><text:span text:style-name="T1">Output be like “A”</text:span></text:p>
                </text:list-item>
              </text:list>
            </text:list-item>
            <text:list-item>
              <text:p text:style-name="P9"><text:span text:style-name="T1">Example 2:</text:span></text:p>
              <text:list>
                <text:list-item>
                  <text:p text:style-name="P9"><text:span text:style-name="T1">Enter your maths marks 34</text:span></text:p>
                </text:list-item>
                <text:list-item>
                  <text:p text:style-name="P9"><text:span text:style-name="T1">Output be like “F”</text:span>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52:52.753951005</meta:creation-date>
    <dc:date>2018-03-26T18:28:33.257542769</dc:date>
    <meta:editing-duration>PT3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478" meta:character-count="2116" meta:non-whitespace-character-count="1764"/>
  </office:meta>
</office:document-meta>
</file>